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 loext:font-style="normal" loext:font-weight="normal">
          <svg:font-face-format svg:string="truetype"/>
        </svg:font-face-uri>
        <svg:font-face-uri xlink:href="Fonts/font2.ttf" xlink:type="simple" loext:font-style="normal" loext:font-weight="bold">
          <svg:font-face-format svg:string="truetype"/>
        </svg:font-face-uri>
        <svg:font-face-uri xlink:href="Fonts/font3.ttf" xlink:type="simple" loext:font-style="italic" loext:font-weight="normal">
          <svg:font-face-format svg:string="truetype"/>
        </svg:font-face-uri>
        <svg:font-face-uri xlink:href="Fonts/font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92cm" fo:min-width="0.687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0.359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0.3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49cm" fo:min-width="0.3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279cm" draw:marker-end-width="0.279cm" draw:fill="none" draw:textarea-horizontal-align="justify" draw:textarea-vertical-align="middle" draw:auto-grow-height="false" fo:min-height="0.92cm" fo:min-width="0.6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252cm" draw:marker-end-width="0.252cm" draw:fill="none" draw:textarea-horizontal-align="justify" draw:textarea-vertical-align="middle" draw:auto-grow-height="false" fo:min-height="0.407cm" fo:min-width="0.181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279cm" draw:marker-end="Arrow" draw:marker-end-width="0.379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292cm" fo:min-width="0.68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279cm" draw:marker-end-width="0.279cm" draw:fill="none" draw:textarea-horizontal-align="justify" draw:textarea-vertical-align="middle" draw:auto-grow-height="false" fo:min-height="0.921cm" fo:min-width="0.6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252cm" draw:marker-end-width="0.252cm" draw:fill="none" draw:textarea-horizontal-align="justify" draw:textarea-vertical-align="middle" draw:auto-grow-height="false" fo:min-height="0.408cm" fo:min-width="0.1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252cm" draw:marker-end-width="0.252cm" draw:fill="none" draw:textarea-horizontal-align="justify" draw:textarea-vertical-align="middle" draw:auto-grow-height="false" fo:min-height="0.408cm" fo:min-width="0.181cm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81cm" svg:stroke-color="#000000" draw:marker-start-width="0.321cm" draw:fill="solid" draw:fill-color="#ffffff" draw:textarea-vertical-align="middle" draw:auto-grow-height="false" draw:fit-to-size="false" style:shrink-to-fit="false" fo:min-height="2.851cm" fo:min-width="1.672cm" fo:padding-top="0.13cm" fo:padding-bottom="0.13cm" fo:padding-left="0.255cm" fo:padding-right="0.255cm" fo:wrap-option="wrap"/>
    </style:style>
    <style:style style:name="gr14" style:family="graphic" style:parent-style-name="standard">
      <style:graphic-properties draw:stroke="solid" svg:stroke-width="0.081cm" svg:stroke-color="#000000" draw:marker-start-width="0.321cm" draw:fill="none" draw:textarea-horizontal-align="center" draw:textarea-vertical-align="top" draw:auto-grow-height="false" fo:padding-top="0.113cm" fo:padding-bottom="0.113cm" fo:padding-left="0.238cm" fo:padding-right="0.238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81cm" svg:stroke-color="#000000" draw:marker-start-width="0.321cm" draw:marker-end="msArrowEnd_20_5" draw:marker-end-width="0.318cm" draw:marker-end-center="false" draw:fill="none" draw:textarea-vertical-align="top" draw:auto-grow-height="false" fo:min-height="0cm" fo:min-width="0.079cm" fo:padding-top="0.113cm" fo:padding-bottom="0.113cm" fo:padding-left="0.238cm" fo:padding-right="0.238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81cm" svg:stroke-color="#000000" draw:marker-start-width="0.321cm" draw:marker-end="msArrowEnd_20_5" draw:marker-end-width="0.318cm" draw:marker-end-center="false" draw:fill="none" draw:textarea-vertical-align="top" draw:auto-grow-height="false" fo:min-height="0cm" fo:min-width="0.101cm" fo:padding-top="0.113cm" fo:padding-bottom="0.113cm" fo:padding-left="0.238cm" fo:padding-right="0.238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color="#000000" draw:fill="none" draw:fill-color="#ffffff" fo:min-height="1.02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477cm" svg:height="1.781cm" draw:transform="rotate (-1.58702788883844) translate (5.727cm 0.5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017cm" svg:y1="1.884cm" svg:x2="10.573cm" svg:y2="1.884cm">
          <text:p/>
        </draw:line>
        <draw:custom-shape draw:style-name="gr3" draw:text-style-name="P2" draw:layer="layout" svg:width="1.287cm" svg:height="1.486cm" svg:x="7.763cm" svg:y="0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87cm" svg:height="1.486cm" svg:x="8.457cm" svg:y="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06cm" svg:y1="1.87cm" svg:x2="17.766cm" svg:y2="1.87cm">
          <text:p/>
        </draw:line>
        <draw:custom-shape draw:style-name="gr4" draw:text-style-name="P2" draw:layer="layout" svg:width="1.288cm" svg:height="1.486cm" svg:x="14.696cm" svg:y="0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88cm" svg:height="1.485cm" svg:x="15.39cm" svg:y="0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17cm" svg:y1="1.892cm" svg:x2="3.899cm" svg:y2="1.892cm">
          <text:p/>
        </draw:line>
        <draw:g>
          <draw:custom-shape draw:style-name="gr6" draw:text-style-name="P2" draw:layer="layout" svg:width="1.222cm" svg:height="1.222cm" svg:x="5.795cm" svg:y="1.2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09cm" svg:height="0.977cm" svg:x="5.902cm" svg:y="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5.954cm" svg:y1="2.294cm" svg:x2="7.017cm" svg:y2="1.218cm">
            <text:p/>
          </draw:line>
        </draw:g>
        <draw:custom-shape draw:style-name="gr9" draw:text-style-name="P2" draw:layer="layout" svg:width="2.477cm" svg:height="1.782cm" draw:transform="skewX (-0.00174532925199433) rotate (-1.58702788883844) translate (12.395cm 0.5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2" draw:layer="layout" svg:width="1.222cm" svg:height="1.223cm" svg:x="12.462cm" svg:y="1.20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008cm" svg:height="0.978cm" svg:x="12.569cm" svg:y="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2.621cm" svg:y1="2.279cm" svg:x2="13.684cm" svg:y2="1.203cm">
            <text:p/>
          </draw:line>
        </draw:g>
        <draw:custom-shape draw:style-name="gr1" draw:text-style-name="P1" draw:layer="layout" svg:width="2.477cm" svg:height="1.781cm" draw:transform="skewX (-0.0010471975511966) rotate (-1.58702788883844) translate (19.394cm 0.5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2" draw:layer="layout" svg:width="1.222cm" svg:height="1.223cm" svg:x="19.462cm" svg:y="1.2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009cm" svg:height="0.978cm" svg:x="19.569cm" svg:y="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9.621cm" svg:y1="2.279cm" svg:x2="20.684cm" svg:y2="1.203cm">
            <text:p/>
          </draw:line>
        </draw:g>
        <draw:line draw:style-name="gr2" draw:text-style-name="P2" draw:layer="layout" svg:x1="20.684cm" svg:y1="1.892cm" svg:x2="22.566cm" svg:y2="1.892cm">
          <text:p/>
        </draw:line>
        <draw:g draw:name="Group 53">
          <draw:custom-shape draw:name="Rectangle 54" draw:style-name="gr13" draw:text-style-name="P3" draw:layer="layout" svg:width="2.171cm" svg:height="3.1cm" svg:x="0.381cm" svg:y="0.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5" draw:style-name="gr14" draw:text-style-name="P4" draw:layer="layout" svg:x1="1.136cm" svg:y1="1.274cm" svg:x2="1.796cm" svg:y2="2.214cm">
            <text:p/>
          </draw:line>
          <draw:custom-shape draw:name="Straight Arrow Connector 56" draw:style-name="gr15" draw:text-style-name="P4" draw:layer="layout" svg:width="0.579cm" svg:height="0.001cm" svg:x="1.797cm" svg:y="2.2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7" draw:style-name="gr16" draw:text-style-name="P4" draw:layer="layout" svg:width="0.601cm" svg:height="0.001cm" svg:x="0.533cm" svg:y="1.275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Straight Connector 58" draw:style-name="gr14" draw:text-style-name="P4" draw:layer="layout" svg:x1="1.105cm" svg:y1="2.289cm" svg:x2="1.765cm" svg:y2="1.348cm">
            <text:p/>
          </draw:line>
          <draw:custom-shape draw:name="Straight Arrow Connector 59" draw:style-name="gr15" draw:text-style-name="P4" draw:layer="layout" svg:width="0.579cm" svg:height="0.001cm" draw:transform="rotate (-3.14159265358979) translate (2.344cm 1.3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0" draw:style-name="gr16" draw:text-style-name="P4" draw:layer="layout" svg:width="0.601cm" svg:height="0.001cm" draw:transform="rotate (-3.14159265358979) translate (1.106cm 2.26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53">
          <draw:custom-shape draw:name="Rectangle 54" draw:style-name="gr13" draw:text-style-name="P3" draw:layer="layout" svg:width="2.171cm" svg:height="3.1cm" svg:x="22.492cm" svg:y="0.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5" draw:style-name="gr14" draw:text-style-name="P4" draw:layer="layout" svg:x1="23.247cm" svg:y1="1.274cm" svg:x2="23.907cm" svg:y2="2.214cm">
            <text:p/>
          </draw:line>
          <draw:custom-shape draw:name="Straight Arrow Connector 56" draw:style-name="gr15" draw:text-style-name="P4" draw:layer="layout" svg:width="0.579cm" svg:height="0.001cm" svg:x="23.908cm" svg:y="2.2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7" draw:style-name="gr16" draw:text-style-name="P4" draw:layer="layout" svg:width="0.601cm" svg:height="0.001cm" svg:x="22.645cm" svg:y="1.275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Straight Connector 58" draw:style-name="gr14" draw:text-style-name="P4" draw:layer="layout" svg:x1="23.216cm" svg:y1="2.289cm" svg:x2="23.876cm" svg:y2="1.348cm">
            <text:p/>
          </draw:line>
          <draw:custom-shape draw:name="Straight Arrow Connector 59" draw:style-name="gr15" draw:text-style-name="P4" draw:layer="layout" svg:width="0.579cm" svg:height="0.001cm" draw:transform="rotate (-3.14159265358979) translate (24.456cm 1.3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60" draw:style-name="gr16" draw:text-style-name="P4" draw:layer="layout" svg:width="0.601cm" svg:height="0.001cm" draw:transform="rotate (-3.14159265358979) translate (23.217cm 2.26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17" draw:text-style-name="P6" draw:layer="layout" svg:width="2.3cm" svg:height="1.275cm" svg:x="0.4cm" svg:y="2.7cm">
          <draw:text-box>
            <text:p text:style-name="P5"><text:span text:style-name="T1">ROADM</text:span></text:p>
          </draw:text-box>
        </draw:frame>
        <draw:frame draw:style-name="gr17" draw:text-style-name="P6" draw:layer="layout" svg:width="2.3cm" svg:height="1.275cm" svg:x="22.5cm" svg:y="2.701cm">
          <draw:text-box>
            <text:p text:style-name="P5"><text:span text:style-name="T1">ROAD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k Barboza</meta:initial-creator>
    <meta:creation-date>2017-02-23T19:21:55.667000000</meta:creation-date>
    <dc:date>2018-12-07T09:28:36.053000000</dc:date>
    <meta:editing-duration>PT24M23S</meta:editing-duration>
    <meta:editing-cycles>7</meta:editing-cycles>
    <meta:generator>LibreOffice/6.1.0.3$Windows_X86_64 LibreOffice_project/efb621ed25068d70781dc026f7e9c5187a4decd1</meta:generator>
    <meta:document-statistic meta:object-count="41"/>
  </office:meta>
</office:document-meta>
</file>